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2088c" officeooo:paragraph-rsid="0012088c"/>
    </style:style>
    <style:style style:name="P2" style:family="paragraph" style:parent-style-name="Standard">
      <style:paragraph-properties fo:text-align="start" style:justify-single-word="false"/>
      <style:text-properties fo:font-size="14pt" fo:font-style="normal" officeooo:rsid="00153e1e" officeooo:paragraph-rsid="00153e1e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style="normal" fo:font-weight="normal" officeooo:rsid="001fca25" officeooo:paragraph-rsid="001fca25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style="normal" fo:font-weight="normal" officeooo:rsid="00234751" officeooo:paragraph-rsid="00234751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style="normal" fo:font-weight="normal" officeooo:rsid="00236ab8" officeooo:paragraph-rsid="00236ab8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style="normal" fo:font-weight="normal" officeooo:rsid="0025cf78" officeooo:paragraph-rsid="0025cf78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fo:font-weight="normal" officeooo:rsid="00264c65" officeooo:paragraph-rsid="00264c65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2697af" officeooo:paragraph-rsid="002697af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286235" officeooo:paragraph-rsid="00286235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style="normal" fo:font-weight="normal" officeooo:rsid="0021f6f4" officeooo:paragraph-rsid="0021f6f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officeooo:rsid="002cf6f4" officeooo:paragraph-rsid="002cf6f4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officeooo:rsid="0020ac1e" officeooo:paragraph-rsid="0020ac1e"/>
    </style:style>
    <style:style style:name="P13" style:family="paragraph" style:parent-style-name="Standard">
      <style:paragraph-properties fo:text-align="center" style:justify-single-word="false"/>
      <style:text-properties fo:font-size="16pt" officeooo:rsid="00101e5d" officeooo:paragraph-rsid="00101e5d"/>
    </style:style>
    <style:style style:name="P14" style:family="paragraph" style:parent-style-name="Standard">
      <style:paragraph-properties fo:text-align="start" style:justify-single-word="false"/>
      <style:text-properties fo:font-size="12pt" fo:font-style="italic" officeooo:rsid="00153e1e" officeooo:paragraph-rsid="00153e1e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font-size="12pt" fo:font-style="italic" fo:font-weight="normal" officeooo:rsid="00286235" officeooo:paragraph-rsid="00286235" style:font-style-asian="italic" style:font-weight-asian="normal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italic" fo:font-weight="normal" officeooo:rsid="0021f6f4" officeooo:paragraph-rsid="0021f6f4" style:font-style-asian="italic" style:font-weight-asian="normal" style:font-style-complex="italic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style="italic" fo:font-weight="normal" officeooo:rsid="002697af" officeooo:paragraph-rsid="002697af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19f4cf" officeooo:paragraph-rsid="0019f4cf" style:font-style-asian="normal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fo:font-weight="normal" officeooo:rsid="001be803" officeooo:paragraph-rsid="001be803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fo:font-weight="normal" officeooo:rsid="00236ab8" officeooo:paragraph-rsid="00236ab8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264c65" officeooo:paragraph-rsid="00264c65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201b55" officeooo:paragraph-rsid="00201b55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234751" officeooo:paragraph-rsid="00234751" style:font-style-asian="normal" style:font-weight-asian="normal" style:font-style-complex="normal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fo:font-size="12pt" officeooo:rsid="0013f8f4" officeooo:paragraph-rsid="0013f8f4"/>
    </style:style>
    <style:style style:name="P25" style:family="paragraph" style:parent-style-name="Standard" style:list-style-name="L1">
      <style:paragraph-properties fo:text-align="start" style:justify-single-word="false"/>
      <style:text-properties fo:font-size="12pt" fo:font-style="italic" officeooo:rsid="00153e1e" officeooo:paragraph-rsid="00153e1e" style:font-style-asian="italic" style:font-style-complex="italic"/>
    </style:style>
    <style:style style:name="P26" style:family="paragraph" style:parent-style-name="Standard" style:list-style-name="L1">
      <style:paragraph-properties fo:text-align="start" style:justify-single-word="false"/>
      <style:text-properties fo:font-size="12pt" fo:font-style="italic" officeooo:rsid="00153e1e" officeooo:paragraph-rsid="0017e36e" style:font-style-asian="italic" style:font-style-complex="italic"/>
    </style:style>
    <style:style style:name="P27" style:family="paragraph" style:parent-style-name="Standard" style:list-style-name="L2">
      <style:paragraph-properties fo:text-align="start" style:justify-single-word="false"/>
      <style:text-properties fo:font-size="12pt" fo:font-style="italic" officeooo:rsid="0019f4cf" officeooo:paragraph-rsid="0019f4cf" style:font-style-asian="italic" style:font-style-complex="italic"/>
    </style:style>
    <style:style style:name="P28" style:family="paragraph" style:parent-style-name="Standard" style:list-style-name="L3">
      <style:paragraph-properties fo:text-align="start" style:justify-single-word="false"/>
      <style:text-properties fo:font-size="12pt" fo:font-style="italic" officeooo:rsid="0019f4cf" officeooo:paragraph-rsid="0019f4cf" style:font-style-asian="italic" style:font-style-complex="italic"/>
    </style:style>
    <style:style style:name="P29" style:family="paragraph" style:parent-style-name="Standard" style:list-style-name="L5">
      <style:paragraph-properties fo:text-align="start" style:justify-single-word="false"/>
      <style:text-properties fo:font-size="12pt" fo:font-style="italic" officeooo:rsid="0019f4cf" officeooo:paragraph-rsid="0019f4cf" style:font-style-asian="italic" style:font-style-complex="italic"/>
    </style:style>
    <style:style style:name="P30" style:family="paragraph" style:parent-style-name="Standard" style:list-style-name="L7">
      <style:paragraph-properties fo:text-align="start" style:justify-single-word="false"/>
      <style:text-properties fo:font-size="12pt" fo:font-style="italic" officeooo:rsid="0021f6f4" officeooo:paragraph-rsid="0021f6f4" style:font-style-asian="italic" style:font-style-complex="italic"/>
    </style:style>
    <style:style style:name="P31" style:family="paragraph" style:parent-style-name="Standard" style:list-style-name="L6">
      <style:paragraph-properties fo:text-align="start" style:justify-single-word="false"/>
      <style:text-properties fo:font-size="12pt" fo:font-style="italic" fo:font-weight="normal" officeooo:rsid="001fed61" officeooo:paragraph-rsid="001fed61" style:font-style-asian="italic" style:font-weight-asian="normal" style:font-style-complex="italic" style:font-weight-complex="normal"/>
    </style:style>
    <style:style style:name="P32" style:family="paragraph" style:parent-style-name="Standard" style:list-style-name="L10">
      <style:paragraph-properties fo:text-align="start" style:justify-single-word="false"/>
      <style:text-properties fo:font-size="12pt" fo:font-style="italic" fo:font-weight="normal" officeooo:rsid="002cf6f4" officeooo:paragraph-rsid="002cf6f4" style:font-style-asian="italic" style:font-weight-asian="normal" style:font-style-complex="italic" style:font-weight-complex="normal"/>
    </style:style>
    <style:style style:name="P33" style:family="paragraph" style:parent-style-name="Standard" style:list-style-name="L11">
      <style:paragraph-properties fo:text-align="start" style:justify-single-word="false"/>
      <style:text-properties fo:font-size="12pt" fo:font-style="italic" fo:font-weight="normal" officeooo:rsid="00236c13" officeooo:paragraph-rsid="00236c13" style:font-style-asian="italic" style:font-weight-asian="normal" style:font-style-complex="italic" style:font-weight-complex="normal"/>
    </style:style>
    <style:style style:name="P34" style:family="paragraph" style:parent-style-name="Standard" style:list-style-name="L13">
      <style:paragraph-properties fo:text-align="start" style:justify-single-word="false"/>
      <style:text-properties fo:font-size="12pt" fo:font-style="italic" fo:font-weight="normal" officeooo:rsid="002697af" officeooo:paragraph-rsid="002697af" style:font-style-asian="italic" style:font-weight-asian="normal" style:font-style-complex="italic" style:font-weight-complex="normal"/>
    </style:style>
    <style:style style:name="P35" style:family="paragraph" style:parent-style-name="Standard" style:list-style-name="L14">
      <style:paragraph-properties fo:text-align="start" style:justify-single-word="false"/>
      <style:text-properties fo:font-size="12pt" fo:font-style="italic" fo:font-weight="normal" officeooo:rsid="00286235" officeooo:paragraph-rsid="00286235" style:font-style-asian="italic" style:font-weight-asian="normal" style:font-style-complex="italic" style:font-weight-complex="normal"/>
    </style:style>
    <style:style style:name="P36" style:family="paragraph" style:parent-style-name="Standard" style:list-style-name="L14">
      <style:paragraph-properties fo:text-align="start" style:justify-single-word="false"/>
      <style:text-properties fo:font-size="12pt" fo:font-style="italic" fo:font-weight="normal" officeooo:rsid="0029bb1b" officeooo:paragraph-rsid="0029bb1b" style:font-style-asian="italic" style:font-weight-asian="normal" style:font-style-complex="italic" style:font-weight-complex="normal"/>
    </style:style>
    <style:style style:name="P37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2e52bf" officeooo:paragraph-rsid="002e52bf" style:font-style-asian="italic" style:font-weight-asian="normal" style:font-style-complex="italic" style:font-weight-complex="normal"/>
    </style:style>
    <style:style style:name="P38" style:family="paragraph" style:parent-style-name="Standard" style:list-style-name="L16">
      <style:paragraph-properties fo:text-align="start" style:justify-single-word="false"/>
      <style:text-properties fo:font-size="12pt" fo:font-style="italic" fo:font-weight="normal" officeooo:rsid="002fa0e1" officeooo:paragraph-rsid="002fa0e1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style="italic" fo:font-weight="normal" officeooo:rsid="002fa0e1" officeooo:paragraph-rsid="002fa0e1" style:font-style-asian="italic" style:font-weight-asian="normal" style:font-style-complex="italic" style:font-weight-complex="normal"/>
    </style:style>
    <style:style style:name="P40" style:family="paragraph" style:parent-style-name="Standard" style:list-style-name="L13">
      <style:paragraph-properties fo:text-align="start" style:justify-single-word="false"/>
      <style:text-properties fo:font-size="12pt" fo:font-style="italic" fo:font-weight="bold" officeooo:rsid="002697af" officeooo:paragraph-rsid="002697af" style:font-style-asian="italic" style:font-weight-asian="bold" style:font-style-complex="italic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fo:font-size="12pt" fo:font-style="normal" officeooo:rsid="00153e1e" officeooo:paragraph-rsid="0017e36e" style:font-style-asian="normal" style:font-style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fo:font-size="12pt" fo:font-style="normal" officeooo:rsid="00171455" officeooo:paragraph-rsid="00171455" style:font-style-asian="normal" style:font-style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fo:font-size="12pt" fo:font-style="normal" officeooo:rsid="0019f4cf" officeooo:paragraph-rsid="0019f4cf" style:font-style-asian="normal" style:font-style-complex="normal"/>
    </style:style>
    <style:style style:name="P44" style:family="paragraph" style:parent-style-name="Standard" style:list-style-name="L4">
      <style:paragraph-properties fo:text-align="start" style:justify-single-word="false"/>
      <style:text-properties fo:font-size="12pt" fo:font-style="normal" officeooo:rsid="0019f4cf" officeooo:paragraph-rsid="0019f4cf" style:font-style-asian="normal" style:font-style-complex="normal"/>
    </style:style>
    <style:style style:name="P45" style:family="paragraph" style:parent-style-name="Standard" style:list-style-name="L6">
      <style:paragraph-properties fo:text-align="start" style:justify-single-word="false"/>
      <style:text-properties fo:font-size="12pt" fo:font-style="normal" officeooo:rsid="00201b55" officeooo:paragraph-rsid="00201b55" style:font-style-asian="normal" style:font-style-complex="normal"/>
    </style:style>
    <style:style style:name="P46" style:family="paragraph" style:parent-style-name="Standard" style:list-style-name="L8">
      <style:paragraph-properties fo:text-align="start" style:justify-single-word="false"/>
      <style:text-properties fo:font-size="12pt" fo:font-style="normal" officeooo:rsid="00234751" officeooo:paragraph-rsid="00234751" style:font-style-asian="normal" style:font-style-complex="normal"/>
    </style:style>
    <style:style style:name="P47" style:family="paragraph" style:parent-style-name="Standard" style:list-style-name="L5">
      <style:paragraph-properties fo:text-align="start" style:justify-single-word="false"/>
      <style:text-properties fo:font-size="12pt" fo:font-style="normal" fo:font-weight="normal" officeooo:rsid="001be803" officeooo:paragraph-rsid="001be803" style:font-style-asian="normal" style:font-weight-asian="normal" style:font-style-complex="normal" style:font-weight-complex="normal"/>
    </style:style>
    <style:style style:name="P48" style:family="paragraph" style:parent-style-name="Standard" style:list-style-name="L8">
      <style:paragraph-properties fo:text-align="start" style:justify-single-word="false"/>
      <style:text-properties fo:font-size="12pt" fo:font-style="normal" fo:font-weight="normal" officeooo:rsid="00234751" officeooo:paragraph-rsid="00234751" style:font-style-asian="normal" style:font-weight-asian="normal" style:font-style-complex="normal" style:font-weight-complex="normal"/>
    </style:style>
    <style:style style:name="P49" style:family="paragraph" style:parent-style-name="Standard" style:list-style-name="L9">
      <style:paragraph-properties fo:text-align="start" style:justify-single-word="false"/>
      <style:text-properties fo:font-size="12pt" fo:font-style="normal" fo:font-weight="normal" officeooo:rsid="00236ab8" officeooo:paragraph-rsid="00236ab8" style:font-style-asian="normal" style:font-weight-asian="normal" style:font-style-complex="normal" style:font-weight-complex="normal"/>
    </style:style>
    <style:style style:name="P50" style:family="paragraph" style:parent-style-name="Standard" style:list-style-name="L10">
      <style:paragraph-properties fo:text-align="start" style:justify-single-word="false"/>
      <style:text-properties fo:font-size="12pt" fo:font-style="normal" fo:font-weight="normal" officeooo:rsid="002cf6f4" officeooo:paragraph-rsid="002cf6f4" style:font-style-asian="normal" style:font-weight-asian="normal" style:font-style-complex="normal" style:font-weight-complex="normal"/>
    </style:style>
    <style:style style:name="P51" style:family="paragraph" style:parent-style-name="Standard" style:list-style-name="L11">
      <style:paragraph-properties fo:text-align="start" style:justify-single-word="false"/>
      <style:text-properties fo:font-size="12pt" fo:font-style="normal" fo:font-weight="normal" officeooo:rsid="00236c13" officeooo:paragraph-rsid="00236c13" style:font-style-asian="normal" style:font-weight-asian="normal" style:font-style-complex="normal" style:font-weight-complex="normal"/>
    </style:style>
    <style:style style:name="P52" style:family="paragraph" style:parent-style-name="Standard" style:list-style-name="L12">
      <style:paragraph-properties fo:text-align="start" style:justify-single-word="false"/>
      <style:text-properties fo:font-size="12pt" fo:font-style="normal" fo:font-weight="normal" officeooo:rsid="00264c65" officeooo:paragraph-rsid="00264c65" style:font-style-asian="normal" style:font-weight-asian="normal" style:font-style-complex="normal" style:font-weight-complex="normal"/>
    </style:style>
    <style:style style:name="P53" style:family="paragraph" style:parent-style-name="Standard" style:list-style-name="L13">
      <style:paragraph-properties fo:text-align="start" style:justify-single-word="false"/>
      <style:text-properties fo:font-size="12pt" fo:font-style="normal" fo:font-weight="normal" officeooo:rsid="002697af" officeooo:paragraph-rsid="002697af" style:font-style-asian="normal" style:font-weight-asian="normal" style:font-style-complex="normal" style:font-weight-complex="normal"/>
    </style:style>
    <style:style style:name="P54" style:family="paragraph" style:parent-style-name="Standard" style:list-style-name="L15">
      <style:paragraph-properties fo:text-align="start" style:justify-single-word="false"/>
      <style:text-properties fo:font-size="12pt" fo:font-style="normal" fo:font-weight="normal" officeooo:rsid="0029026b" officeooo:paragraph-rsid="0029026b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fo:font-weight="normal" officeooo:rsid="0029026b" officeooo:paragraph-rsid="0029026b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fo:font-weight="normal" officeooo:rsid="00316626" officeooo:paragraph-rsid="00316626" style:font-style-asian="normal" style:font-weight-asian="normal" style:font-style-complex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fo:font-size="12pt" fo:font-style="normal" fo:font-weight="normal" officeooo:rsid="00316626" officeooo:paragraph-rsid="00316626" style:font-style-asian="normal" style:font-weight-asian="normal" style:font-style-complex="normal" style:font-weight-complex="normal"/>
    </style:style>
    <style:style style:name="P58" style:family="paragraph" style:parent-style-name="Standard" style:list-style-name="L18">
      <style:paragraph-properties fo:text-align="start" style:justify-single-word="false"/>
      <style:text-properties fo:font-size="12pt" fo:font-style="normal" fo:font-weight="normal" officeooo:rsid="00316922" officeooo:paragraph-rsid="00316922" style:font-style-asian="normal" style:font-weight-asian="normal" style:font-style-complex="normal" style:font-weight-complex="normal"/>
    </style:style>
    <style:style style:name="P59" style:family="paragraph" style:parent-style-name="Standard" style:list-style-name="L6">
      <style:paragraph-properties fo:text-align="start" style:justify-single-word="false"/>
      <style:text-properties fo:font-size="12pt" officeooo:rsid="001fed61" officeooo:paragraph-rsid="001fed61"/>
    </style:style>
    <style:style style:name="P60" style:family="paragraph" style:parent-style-name="Standard" style:list-style-name="L6">
      <style:paragraph-properties fo:text-align="start" style:justify-single-word="false"/>
      <style:text-properties officeooo:paragraph-rsid="00201b55"/>
    </style:style>
    <style:style style:name="P61" style:family="paragraph" style:parent-style-name="Standard" style:list-style-name="L13">
      <style:paragraph-properties fo:text-align="start" style:justify-single-word="false"/>
      <style:text-properties officeooo:paragraph-rsid="002697af"/>
    </style:style>
    <style:style style:name="P62" style:family="paragraph" style:parent-style-name="Standard" style:list-style-name="L18">
      <style:paragraph-properties fo:text-align="start" style:justify-single-word="false"/>
      <style:text-properties officeooo:paragraph-rsid="00316922"/>
    </style:style>
    <style:style style:name="P63" style:family="paragraph" style:parent-style-name="Standard" style:list-style-name="L13">
      <style:paragraph-properties fo:text-align="start" style:justify-single-word="false"/>
      <style:text-properties fo:font-weight="bold" officeooo:rsid="002697af" officeooo:paragraph-rsid="002697af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4pt" fo:font-style="italic" fo:font-weight="normal" officeooo:rsid="002da373" officeooo:paragraph-rsid="002da373" style:font-style-asian="italic" style:font-weight-asian="normal" style:font-style-complex="italic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4pt" fo:font-style="italic" fo:font-weight="normal" officeooo:rsid="00316626" officeooo:paragraph-rsid="00316626" style:font-style-asian="italic" style:font-weight-asian="normal" style:font-style-complex="italic" style:font-weight-complex="normal"/>
    </style:style>
    <style:style style:name="T1" style:family="text">
      <style:text-properties officeooo:rsid="0013f8f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53e1e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53e1e" style:font-style-asian="normal" style:font-style-complex="normal"/>
    </style:style>
    <style:style style:name="T8" style:family="text">
      <style:text-properties fo:font-style="normal" officeooo:rsid="002fa0e1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1be803" style:font-style-asian="normal" style:font-weight-asian="bold" style:font-style-complex="normal" style:font-weight-complex="bold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1be803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fca25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201b55" style:font-style-asian="normal" style:font-weight-asian="normal" style:font-style-complex="normal" style:font-weight-complex="normal"/>
    </style:style>
    <style:style style:name="T15" style:family="text">
      <style:text-properties officeooo:rsid="0017e36e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be803" style:font-weight-asian="bold" style:font-weight-complex="bold"/>
    </style:style>
    <style:style style:name="T18" style:family="text">
      <style:text-properties fo:font-weight="bold" officeooo:rsid="002fa0e1" style:font-weight-asian="bold" style:font-weight-complex="bold"/>
    </style:style>
    <style:style style:name="T19" style:family="text">
      <style:text-properties fo:font-size="12pt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fo:font-size="12pt" fo:font-style="normal" fo:font-weight="normal" officeooo:rsid="00201b55" style:font-style-asian="normal" style:font-weight-asian="normal" style:font-style-complex="normal" style:font-weight-complex="normal"/>
    </style:style>
    <style:style style:name="T21" style:family="text">
      <style:text-properties fo:font-size="12pt" fo:font-style="normal" fo:font-weight="normal" officeooo:rsid="002697af" style:font-style-asian="normal" style:font-weight-asian="normal" style:font-style-complex="normal" style:font-weight-complex="normal"/>
    </style:style>
    <style:style style:name="T22" style:family="text">
      <style:text-properties fo:font-size="12pt" fo:font-style="normal" fo:font-weight="normal" officeooo:rsid="00316922" style:font-style-asian="normal" style:font-weight-asian="normal" style:font-style-complex="normal" style:font-weight-complex="normal"/>
    </style:style>
    <style:style style:name="T23" style:family="text">
      <style:text-properties fo:font-size="12pt" fo:font-style="italic" fo:font-weight="bold" officeooo:rsid="002697af" style:font-style-asian="italic" style:font-weight-asian="bold" style:font-style-complex="italic" style:font-weight-complex="bold"/>
    </style:style>
    <style:style style:name="T24" style:family="text">
      <style:text-properties fo:font-size="12pt" fo:font-style="italic" fo:font-weight="bold" officeooo:rsid="00316922" style:font-style-asian="italic" style:font-weight-asian="bold" style:font-style-complex="italic" style:font-weight-complex="bold"/>
    </style:style>
    <style:style style:name="T25" style:family="text">
      <style:text-properties fo:font-size="12pt" fo:font-style="italic" fo:font-weight="normal" officeooo:rsid="002697af" style:font-style-asian="italic" style:font-weight-asian="normal" style:font-style-complex="italic" style:font-weight-complex="normal"/>
    </style:style>
    <style:style style:name="T26" style:family="text">
      <style:text-properties fo:font-size="12pt" fo:font-style="italic" fo:font-weight="normal" officeooo:rsid="00316922" style:font-style-asian="italic" style:font-weight-asian="normal" style:font-style-complex="italic" style:font-weight-complex="normal"/>
    </style:style>
    <style:style style:name="T27" style:family="text">
      <style:text-properties fo:font-size="12pt" fo:font-style="italic" style:font-style-asian="italic" style:font-style-complex="italic"/>
    </style:style>
    <style:style style:name="T28" style:family="text">
      <style:text-properties fo:font-weight="normal" style:font-weight-asian="normal" style:font-weight-complex="normal"/>
    </style:style>
    <style:style style:name="T29" style:family="text">
      <style:text-properties fo:font-weight="normal" officeooo:rsid="001be803" style:font-weight-asian="normal" style:font-weight-complex="normal"/>
    </style:style>
    <style:style style:name="T30" style:family="text">
      <style:text-properties officeooo:rsid="0025cf78"/>
    </style:style>
    <style:style style:name="T31" style:family="text">
      <style:text-properties officeooo:rsid="002fa0e1"/>
    </style:style>
    <style:style style:name="T32" style:family="text">
      <style:text-properties officeooo:rsid="0031692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Ruby RSpec</text:p>
      <text:p text:style-name="P13"/>
      <text:p text:style-name="P1">Installing RSpec<text:span text:style-name="T1"> into Project</text:span></text:p>
      <text:list xml:id="list208149176" text:style-name="L1">
        <text:list-item>
          <text:p text:style-name="P24">To initialize RSpec for a project, <text:span text:style-name="T3">cd</text:span><text:span text:style-name="T7"> into a project directory and run:</text:span></text:p>
          <text:list>
            <text:list-item>
              <text:p text:style-name="P25">rspec --init</text:p>
            </text:list-item>
          </text:list>
        </text:list-item>
        <text:list-item>
          <text:p text:style-name="P41">This creates two files: </text:p>
          <text:list>
            <text:list-item>
              <text:p text:style-name="P26">.rspec<text:span text:style-name="T15"> </text:span></text:p>
            </text:list-item>
            <text:list-item>
              <text:p text:style-name="P26">spec/spec_helper.rb<text:span text:style-name="T15"> </text:span></text:p>
            </text:list-item>
          </text:list>
        </text:list-item>
      </text:list>
      <text:p text:style-name="P14"/>
      <text:p text:style-name="P2">Basic Syntax</text:p>
      <text:list xml:id="list3130339151" text:style-name="L2">
        <text:list-item>
          <text:p text:style-name="P42">Tests can be ran using the <text:span text:style-name="T2">rspec</text:span> command. </text:p>
        </text:list-item>
        <text:list-item>
          <text:p text:style-name="P43">The <text:span text:style-name="T2">spec</text:span> folder will hold all tests that the project will have.</text:p>
        </text:list-item>
      </text:list>
      <text:p text:style-name="P18"/>
      <text:list xml:id="list192648542859940" text:continue-numbering="true" text:style-name="L2">
        <text:list-item>
          <text:p text:style-name="P43">For example, refer to: <text:span text:style-name="T2">/the_odin_project/ruby_practice/ruby_testing/spec/calculator_spec.rb</text:span></text:p>
          <text:list>
            <text:list-item>
              <text:p text:style-name="P27"><text:span text:style-name="T16">describe</text:span> : <text:span text:style-name="T6">describe is an RSpec keyword that defines an 'Example Group', or a collection of tests.</text:span></text:p>
              <text:list>
                <text:list-item>
                  <text:p text:style-name="P43">describe takes a class or a string as an argument and is passed a block (do/end).</text:p>
                </text:list-item>
                <text:list-item>
                  <text:p text:style-name="P43">describe blocks can be nested within other describe blocks, if necessary.</text:p>
                  <text:p text:style-name="P43"/>
                </text:list-item>
              </text:list>
            </text:list-item>
            <text:list-item>
              <text:p text:style-name="P27"><text:span text:style-name="T16">it </text:span>: it<text:span text:style-name="T6"> defines an individual example (aka, test).</text:span></text:p>
              <text:list>
                <text:list-item>
                  <text:p text:style-name="P27">it<text:span text:style-name="T6"> takes a string argument and is also passed a block. The block is where our expectations of a method are expressed.</text:span></text:p>
                  <text:list>
                    <text:list-item>
                      <text:p text:style-name="P27"><text:span text:style-name="T6">In the example, the </text:span>#add<text:span text:style-name="T6"> method is passed 5 and 2 and we expect it to return 7.</text:span></text:p>
                      <text:p text:style-name="P43"/>
                    </text:list-item>
                  </text:list>
                </text:list-item>
              </text:list>
            </text:list-item>
            <text:list-item>
              <text:p text:style-name="P27"><text:span text:style-name="T16">eql </text:span>: eql<text:span text:style-name="T6"> is one of RSpec's equality matchers.</text:span></text:p>
              <text:p text:style-name="P43"/>
            </text:list-item>
          </text:list>
        </text:list-item>
        <text:list-item>
          <text:p text:style-name="P43">tldr : Steps of creating a test</text:p>
        </text:list-item>
      </text:list>
      <text:list xml:id="list2002800684" text:style-name="L3">
        <text:list-item>
          <text:p text:style-name="P28">describe<text:span text:style-name="T6"> the class</text:span></text:p>
        </text:list-item>
        <text:list-item>
          <text:p text:style-name="P28">describe<text:span text:style-name="T6"> the method example group.</text:span></text:p>
        </text:list-item>
      </text:list>
      <text:list xml:id="list1271022981" text:style-name="L4">
        <text:list-item>
          <text:p text:style-name="P44">The string argument for instance methods are written as '#method', while string arguments for class methods are written as '.method'</text:p>
        </text:list-item>
      </text:list>
      <text:list xml:id="list192648258625159" text:continue-list="list2002800684" text:style-name="L3">
        <text:list-item>
          <text:p text:style-name="P28"><text:span text:style-name="T6">Write your test case/example with </text:span><text:span text:style-name="T16">it</text:span></text:p>
        </text:list-item>
        <text:list-item>
          <text:p text:style-name="P28"><text:span text:style-name="T6">Write your expectation using </text:span>expect<text:span text:style-name="T6">.</text:span></text:p>
        </text:list-item>
      </text:list>
      <text:list xml:id="list168718518" text:style-name="L5">
        <text:list-item>
          <text:p text:style-name="P29"><text:span text:style-name="T6">The </text:span><text:span text:style-name="T16">expect</text:span><text:span text:style-name="T17"> </text:span><text:span text:style-name="T12">method is also chained with </text:span><text:span text:style-name="T10">.to</text:span><text:span text:style-name="T29"> </text:span><text:span text:style-name="T12">for </text:span><text:span text:style-name="T10">positive</text:span><text:span text:style-name="T12"> expectations, or </text:span><text:span text:style-name="T17">.to_not/.not_to</text:span><text:span text:style-name="T12"> for negative expectations. (prefer </text:span><text:span text:style-name="T10">.not_to</text:span><text:span text:style-name="T29">)</text:span></text:p>
        </text:list-item>
        <text:list-item>
          <text:p text:style-name="P47">Limit one expect clause per test case</text:p>
        </text:list-item>
      </text:list>
      <text:p text:style-name="P19"/>
      <text:p text:style-name="P3">RSpec Configuration<text:span text:style-name="T30"> (format)</text:span></text:p>
      <text:list xml:id="list3731379842" text:style-name="L6">
        <text:list-item>
          <text:p text:style-name="P59"><text:span text:style-name="T13">T</text:span><text:span text:style-name="T11">o change how RSpec displays tests, use the line:</text:span></text:p>
          <text:list>
            <text:list-item>
              <text:p text:style-name="P31">--format documentation</text:p>
            </text:list-item>
          </text:list>
        </text:list-item>
        <text:list-item>
          <text:p text:style-name="P45"><text:span text:style-name="T28">To change default styling of RSpec tests display, add the line into the </text:span><text:span text:style-name="T4">.rspec </text:span><text:span text:style-name="T28">file for the project.</text:span></text:p>
        </text:list-item>
        <text:list-item>
          <text:p text:style-name="P60"><text:span text:style-name="T20">More information on configuring RSpec: </text:span><text:a xlink:type="simple" xlink:href="https://relishapp.com/rspec/rspec-core/v/3-7/docs/configuration" text:style-name="Internet_20_link" text:visited-style-name="Visited_20_Internet_20_Link"><text:span text:style-name="T20">here</text:span></text:a></text:p>
        </text:list-item>
      </text:list>
      <text:p text:style-name="P22"/>
      <text:p text:style-name="P12"><text:span text:style-name="T14">M</text:span><text:span text:style-name="T11">atchers</text:span></text:p>
      <text:list xml:id="list1605503194" text:style-name="L7">
        <text:list-item>
          <text:p text:style-name="P30"><text:span text:style-name="T16">Expect </text:span><text:span text:style-name="T11">returns an object that responds to the method </text:span><text:span text:style-name="T16">to</text:span><text:span text:style-name="T11">. </text:span></text:p>
          <text:list>
            <text:list-item>
              <text:p text:style-name="P30"><text:span text:style-name="T11">The </text:span><text:span text:style-name="T16">to</text:span><text:span text:style-name="T11"> method expects to be passed an object that is a matcher and then calls the matcher to see if it matches.</text:span></text:p>
            </text:list-item>
          </text:list>
        </text:list-item>
        <text:list-item>
          <text:p text:style-name="P30"><text:soft-page-break/><text:span text:style-name="T11">The </text:span><text:span text:style-name="T16">eq</text:span><text:span text:style-name="T11"> method returns an RSpec matcher that tests if the object passed to </text:span><text:span text:style-name="T16">expect</text:span><text:span text:style-name="T11"> is equal to the object passed to </text:span><text:span text:style-name="T16">eq</text:span><text:span text:style-name="T11">.</text:span></text:p>
        </text:list-item>
        <text:list-item>
          <text:p text:style-name="P30"><text:span text:style-name="T11">The general syntax is: </text:span><text:span text:style-name="T28">expect(whatever_thing_to_test).to eq whatever_you_expect</text:span></text:p>
        </text:list-item>
      </text:list>
      <text:p text:style-name="P16"/>
      <text:p text:style-name="P10">Magic Matchers</text:p>
      <text:list xml:id="list4266819813" text:style-name="L8">
        <text:list-item>
          <text:p text:style-name="P48">RSpec allows you to use matchers that depend on the tehods defined on the object passed.</text:p>
          <text:list>
            <text:list-item>
              <text:p text:style-name="P46"><text:span text:style-name="T28">By using a magic matcher such as </text:span><text:span text:style-name="T4">be_nil, </text:span><text:span text:style-name="T28">Ruby expects the method </text:span><text:span text:style-name="T4">nil?</text:span><text:span text:style-name="T28"> to be defined on the object.</text:span></text:p>
            </text:list-item>
          </text:list>
        </text:list-item>
        <text:list-item>
          <text:p text:style-name="P48">'Magic' methods usage is questionable, confusing?</text:p>
        </text:list-item>
      </text:list>
      <text:p text:style-name="P23"/>
      <text:p text:style-name="P4">Negating matchers</text:p>
      <text:list xml:id="list199792025" text:style-name="L9">
        <text:list-item>
          <text:p text:style-name="P49">To specify that a condition should be inverse, use the method <text:span text:style-name="T5">not_to</text:span> or<text:span text:style-name="T5"> to_not </text:span>as opposed to <text:span text:style-name="T5">to</text:span>.</text:p>
        </text:list-item>
      </text:list>
      <text:p text:style-name="P20"/>
      <text:p text:style-name="P11">Predicate Matchers</text:p>
      <text:list xml:id="list4227875604" text:style-name="L10">
        <text:list-item>
          <text:p text:style-name="P50">By prefixing <text:span text:style-name="T2">be_</text:span> to any predicate method, Ruby provides a corresponding matcher and removes the question mark.</text:p>
          <text:list>
            <text:list-item>
              <text:p text:style-name="P32">expect(7).not_to be_zero</text:p>
            </text:list-item>
          </text:list>
        </text:list-item>
        <text:list-item>
          <text:p text:style-name="P50">Alternatively, for predicate methods that begin with <text:span text:style-name="T2">has_</text:span>, you can use an alternate form with <text:span text:style-name="T2">have_</text:span></text:p>
          <text:list>
            <text:list-item>
              <text:p text:style-name="P32">expect(hash).to have_key(:pw)</text:p>
            </text:list-item>
          </text:list>
        </text:list-item>
      </text:list>
      <text:p text:style-name="P20"/>
      <text:p text:style-name="P5">Simple Expectations</text:p>
      <text:list xml:id="list2913223593" text:style-name="L11">
        <text:list-item>
          <text:p text:style-name="P51">You can compare actual and expected values by creating a variable and <text:span text:style-name="T5">eq</text:span> to the variable.</text:p>
          <text:list>
            <text:list-item>
              <text:p text:style-name="P33">actual = user.name</text:p>
            </text:list-item>
            <text:list-item>
              <text:p text:style-name="P33">expected = 'nani'</text:p>
            </text:list-item>
            <text:list-item>
              <text:p text:style-name="P33">expect(actual).to eq(expected)</text:p>
            </text:list-item>
          </text:list>
        </text:list-item>
      </text:list>
      <text:p text:style-name="P6">Before</text:p>
      <text:list xml:id="list2744786191" text:style-name="L12">
        <text:list-item>
          <text:p text:style-name="P52">The <text:span text:style-name="T5">before</text:span> method will call the given block and execute this block before each test is ran.</text:p>
        </text:list-item>
      </text:list>
      <text:p text:style-name="P21"/>
      <text:p text:style-name="P7">Let</text:p>
      <text:list xml:id="list1127265848" text:style-name="L13">
        <text:list-item>
          <text:p text:style-name="P53">The method <text:span text:style-name="T5">let</text:span> allows us to define bits of data that needs to be specified per context.</text:p>
          <text:list>
            <text:list-item>
              <text:p text:style-name="P40">let<text:span text:style-name="T11"> defines another method with the given name.</text:span></text:p>
            </text:list-item>
          </text:list>
        </text:list-item>
        <text:list-item>
          <text:p text:style-name="P61"><text:span text:style-name="T21">The </text:span><text:span text:style-name="T23">let</text:span><text:span text:style-name="T21"> method can be used in various places such as the </text:span><text:span text:style-name="T25">before</text:span><text:span text:style-name="T21"> block, or our tests (</text:span><text:span text:style-name="T25">it blocks)</text:span></text:p>
        </text:list-item>
        <text:list-item>
          <text:p text:style-name="P63"><text:span text:style-name="T27">let</text:span><text:span text:style-name="T19"> can be used rather than the generic </text:span><text:span text:style-name="T27">before</text:span><text:span text:style-name="T19"> block, to allow for more specificity in each test.</text:span></text:p>
          <text:list>
            <text:list-item>
              <text:p text:style-name="P34">let(:user) { User.new('kevin', '#{year}-01-01') }</text:p>
            </text:list-item>
          </text:list>
        </text:list-item>
      </text:list>
      <text:p text:style-name="P17"/>
      <text:p text:style-name="P8">Subject and Should</text:p>
      <text:list xml:id="list811109867" text:style-name="L14">
        <text:list-item>
          <text:p text:style-name="P35">Subject<text:span text:style-name="T6"> is a convenience helper that lets us specify the 'thing' that is under test.</text:span></text:p>
          <text:list>
            <text:list-item>
              <text:p text:style-name="P35">Subject<text:span text:style-name="T6"> is only executed when called, similar to </text:span>let<text:span text:style-name="T6">.</text:span></text:p>
            </text:list-item>
          </text:list>
        </text:list-item>
        <text:list-item>
          <text:p text:style-name="P35"><text:span text:style-name="T6">Should assumes that we want to test </text:span>subject<text:span text:style-name="T6">. It is a shorthand for </text:span>expect(subject).to<text:span text:style-name="T6"> and</text:span> should_not<text:span text:style-name="T6"> is a shorthand for</text:span> expect(subject).not_to</text:p>
        </text:list-item>
        <text:list-item>
          <text:p text:style-name="P36">Shoud <text:span text:style-name="T6"><text:s/>has been made obsolete and should always use </text:span><text:span text:style-name="T16">expect</text:span><text:span text:style-name="T9"> </text:span><text:span text:style-name="T6">instead.</text:span></text:p>
        </text:list-item>
      </text:list>
      <text:p text:style-name="P15"/>
      <text:p text:style-name="P9">Anonymous it</text:p>
      <text:list xml:id="list3222966628" text:style-name="L15">
        <text:list-item>
          <text:p text:style-name="P54">RSpec allows us to omit the message passed to <text:span text:style-name="T2">it</text:span> and put the whole test on one line.</text:p>
        </text:list-item>
      </text:list>
      <text:p text:style-name="P55"/>
      <text:p text:style-name="P64"/>
      <text:p text:style-name="P64"><text:soft-page-break/>be_truthy <text:span text:style-name="T6">and </text:span>be_falsy</text:p>
      <text:list xml:id="list404545630" text:style-name="L16">
        <text:list-item>
          <text:p text:style-name="P37"><text:span text:style-name="T6">The matcher </text:span>be_truthy<text:span text:style-name="T8"> should only be used when expecting an evaluation to be </text:span><text:span text:style-name="T31">not </text:span><text:span text:style-name="T18">nil</text:span><text:span text:style-name="T8"> and </text:span><text:span text:style-name="T31">not</text:span><text:span text:style-name="T8"> </text:span><text:span text:style-name="T18">false</text:span><text:span text:style-name="T8">.</text:span></text:p>
        </text:list-item>
        <text:list-item>
          <text:p text:style-name="P38"><text:span text:style-name="T6">The matcher </text:span>be_falsey<text:span text:style-name="T9"> </text:span><text:span text:style-name="T6">should only be used when expecting an evaluation to be </text:span><text:span text:style-name="T16">nil</text:span><text:span text:style-name="T6"> or </text:span><text:span text:style-name="T16">false</text:span><text:span text:style-name="T6">.</text:span></text:p>
        </text:list-item>
        <text:list-item>
          <text:p text:style-name="P38">be_truthy<text:span text:style-name="T9"> does not</text:span> <text:span text:style-name="T6">check for the Boolean value </text:span><text:span text:style-name="T16">true</text:span><text:span text:style-name="T6">.</text:span></text:p>
        </text:list-item>
      </text:list>
      <text:p text:style-name="P39"><text:span text:style-name="T6"/></text:p>
      <text:p text:style-name="P65">be true <text:span text:style-name="T6">and </text:span>be false</text:p>
      <text:list xml:id="list1288069566" text:style-name="L17">
        <text:list-item>
          <text:p text:style-name="P57">The matchers <text:span text:style-name="T2">be true</text:span> and <text:span text:style-name="T2">be false</text:span> expect only <text:span text:style-name="T5">true</text:span> and <text:span text:style-name="T5">false</text:span> returned.</text:p>
        </text:list-item>
      </text:list>
      <text:p text:style-name="P56"/>
      <text:p text:style-name="P65">exist</text:p>
      <text:list xml:id="list2767673182" text:style-name="L18">
        <text:list-item>
          <text:p text:style-name="P58">A spec that matches on <text:span text:style-name="T2">exist</text:span> will only pass if th eobject has implemented <text:span text:style-name="T2">exists?</text:span> or <text:span text:style-name="T2">exist?</text:span> method and the result of the evaluation matches the <text:span text:style-name="T2">is_truthy</text:span> matcher.</text:p>
          <text:list>
            <text:list-item>
              <text:p text:style-name="P62"><text:span text:style-name="T22">The </text:span><text:span text:style-name="T26">exist</text:span><text:span text:style-name="T22"> when passed </text:span><text:span text:style-name="T24">true, false, </text:span><text:span text:style-name="T22">or </text:span><text:span text:style-name="T24">nil</text:span><text:span text:style-name="T22"> will fail since they do not implement </text:span><text:span text:style-name="T26">exists?</text:span><text:span text:style-name="T22"> or </text:span><text:span text:style-name="T26">exist?</text:span><text:span text:style-name="T22">.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0" meta:image-count="0" meta:object-count="0" meta:page-count="3" meta:paragraph-count="79" meta:word-count="798" meta:character-count="4430" meta:non-whitespace-character-count="3767"/>
  </office:meta>
</office:document-meta>
</file>